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2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Junij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6"/>
          <table:table-cell table:style-name="ce18" table:number-columns-repeated="2"/>
          <table:table-cell table:style-name="ce16" table:formula="of:=([.B5]*[.B21]*2) + ([.C5]*[.B22]*2) + ([.D5] * 2) + [.E5]" office:value-type="float" office:value="1408" calcext:value-type="float">
            <text:p>1408</text:p>
          </table:table-cell>
          <table:table-cell table:style-name="ce23" table:formula="of:=[.G5]*[.B26]" office:value-type="currency" office:currency="EUR" office:value="253.44" calcext:value-type="currency">
            <text:p>253.44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53.44" calcext:value-type="currency">
            <text:p>253.44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4"/>
          <table:table-cell table:style-name="ce20" table:number-columns-repeated="3"/>
          <table:table-cell table:style-name="ce26" table:formula="of:=[.H15]*[.H16]" office:value-type="currency" office:currency="EUR" office:value="19.008" calcext:value-type="currency">
            <text:p>19.01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2" table:number-columns-repeated="3"/>
          <table:table-cell table:style-name="ce21" table:number-columns-repeated="3"/>
          <table:table-cell table:style-name="ce27" table:formula="of:=SUM([.H5:.H14])+[.H17]" office:value-type="currency" office:currency="EUR" office:value="272.448" calcext:value-type="currency">
            <text:p>272.45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5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3" office:value-type="float" office:value="85" calcext:value-type="float">
            <text:p>85</text:p>
          </table:table-cell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4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3:24:47.286215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6-07-28T13:25:02.968034100</dc:date>
    <meta:editing-duration>P1DT11H53M37S</meta:editing-duration>
    <meta:editing-cycles>11</meta:editing-cycles>
    <meta:generator>LibreOffice/5.0.6.2$Linux_X86_64 LibreOffice_project/00m0$Build-2</meta:generator>
    <meta:document-statistic meta:table-count="1" meta:cell-count="50" meta:object-count="0"/>
  </office:meta>
</office:document-meta>
</file>